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75cm"/>
    </style:style>
    <style:style style:name="gr4" style:family="graphic" style:parent-style-name="objectwithoutfill">
      <style:graphic-properties draw:marker-start="Short_20_line_20_Arrow" draw:marker-start-width="0.3cm" draw:marker-end="Short_20_line_20_Arrow" draw:marker-end-width="0.3cm" draw:fill="none" draw:textarea-vertical-align="middle"/>
    </style:style>
    <style:style style:name="gr5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2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3.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4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8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2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3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887cm"/>
    </style:style>
    <style:style style:name="gr17" style:family="graphic" style:parent-style-name="standard">
      <style:graphic-properties svg:stroke-color="#000000" draw:fill="none" draw:textarea-vertical-align="top"/>
    </style:style>
    <style:style style:name="gr18" style:family="graphic" style:parent-style-name="standard">
      <style:graphic-properties svg:stroke-color="#111111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5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family="'Times New Roman'" style:font-style-name="Italic" style:font-family-generic="roman" style:font-pitch="variable" fo:font-size="8pt" style:font-size-asian="9pt" style:font-size-complex="9pt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1pt" style:font-size-asian="11pt" style:font-size-complex="11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imes New Roman'" style:font-style-name="Italic" style:font-family-generic="roman" style:font-pitch="variable" fo:font-size="8pt" style:font-size-asian="9pt" style:font-size-complex="9pt"/>
    </style:style>
    <style:style style:name="P10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P11" style:family="paragraph">
      <style:paragraph-properties fo:text-align="center"/>
      <style:text-properties fo:font-family="'Times New Roman'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P12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10pt" fo:language="en" fo:country="US" style:font-size-asian="10pt" style:font-size-complex="10pt"/>
    </style:style>
    <style:style style:name="T3" style:family="text"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'Times New Roman'" style:font-style-name="Italic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Times New Roman'" style:font-style-name="Italic" style:font-family-generic="roman" style:font-pitch="variable" fo:font-size="8pt" style:font-size-asian="9pt" style:font-size-complex="9pt"/>
    </style:style>
    <style:style style:name="T6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7" style:family="text">
      <style:text-properties fo:font-family="'Times New Roman'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family="'Times New Roman'" style:font-family-generic="roman" style:font-pitch="variable" fo:font-size="8pt" style:font-size-asian="8pt" style:font-size-complex="8pt"/>
    </style:style>
    <style:style style:name="T9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10" style:family="text">
      <style:text-properties fo:font-family="'Times New Roman'" style:font-style-name="Italic" style:font-family-generic="roman" style:font-pitch="variable" fo:font-size="9pt" fo:font-weight="bold" style:font-size-asian="9pt" style:font-weight-asian="bold" style:font-size-complex="9pt" style:font-weight-complex="bold"/>
    </style:style>
    <style:style style:name="T11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6.35cm" svg:height="0.635cm" svg:x="7.885cm" svg:y="4.136cm">
          <text:p text:style-name="P1"><text:span text:style-name="T1">Users / </text:span><text:span text:style-name="T2">Developers </text:span><text:span text:style-name="T1">/ Applications</text:span></text:p>
        </draw:rect>
        <draw:rect draw:style-name="gr2" draw:text-style-name="P3" xml:id="id8" draw:id="id8" draw:layer="layout" svg:width="2.54cm" svg:height="0.635cm" svg:x="6.372cm" svg:y="5.83cm">
          <text:p text:style-name="P1"><text:span text:style-name="T3">Plug-in manager</text:span></text:p>
        </draw:rect>
        <draw:rect draw:style-name="gr2" draw:text-style-name="P3" xml:id="id2" draw:id="id2" draw:layer="layout" svg:width="3.048cm" svg:height="0.635cm" svg:x="12.187cm" svg:y="5.83cm">
          <text:p text:style-name="P1"><text:span text:style-name="T3">Listener / Balancer</text:span></text:p>
        </draw:rect>
        <draw:rect draw:style-name="gr2" draw:text-style-name="P4" xml:id="id4" draw:id="id4" draw:layer="layout" svg:width="3.175cm" svg:height="0.635cm" svg:x="6.961cm" svg:y="7.643cm">
          <text:p text:style-name="P1"><text:span text:style-name="T4">Evaluator</text:span></text:p>
        </draw:rect>
        <draw:rect draw:style-name="gr2" draw:text-style-name="P4" xml:id="id3" draw:id="id3" draw:layer="layout" svg:width="3.048cm" svg:height="0.635cm" svg:x="12.192cm" svg:y="7.643cm">
          <text:p text:style-name="P1"><text:span text:style-name="T4">Recommender</text:span></text:p>
        </draw:rect>
        <draw:frame draw:style-name="gr3" draw:text-style-name="P5" draw:layer="layout" svg:width="2.25cm" svg:height="0.895cm" svg:x="5.546cm" svg:y="4.646cm">
          <draw:text-box>
            <text:p><text:span text:style-name="T5">plug</text:span></text:p>
            <text:p><text:span text:style-name="T5">new algorithms</text:span></text:p>
          </draw:text-box>
        </draw:frame>
        <draw:connector draw:style-name="gr4" draw:text-style-name="P1" draw:layer="layout" draw:type="line" svg:x1="11.06cm" svg:y1="4.771cm" svg:x2="13.711cm" svg:y2="5.83cm" draw:start-shape="id1" draw:start-glue-point="2" draw:end-shape="id2" draw:end-glue-point="0" svg:d="M11060 4771l2651 1059">
          <text:p/>
        </draw:connector>
        <draw:connector draw:style-name="gr5" draw:text-style-name="P1" draw:layer="layout" draw:type="line" svg:x1="13.711cm" svg:y1="6.465cm" svg:x2="13.716cm" svg:y2="7.643cm" draw:start-shape="id2" draw:start-glue-point="2" draw:end-shape="id3" draw:end-glue-point="0" svg:d="M13711 6465l5 1178">
          <text:p/>
        </draw:connector>
        <draw:rect draw:style-name="gr2" draw:text-style-name="P4" xml:id="id5" draw:id="id5" draw:layer="layout" svg:width="2.54cm" svg:height="0.635cm" svg:x="6.372cm" svg:y="9.421cm">
          <text:p text:style-name="P1"><text:span text:style-name="T4">Algorithm</text:span></text:p>
        </draw:rect>
        <draw:connector draw:style-name="gr5" draw:text-style-name="P1" draw:layer="layout" draw:type="line" svg:x1="8.548cm" svg:y1="8.278cm" svg:x2="7.642cm" svg:y2="9.421cm" draw:start-shape="id4" draw:start-glue-point="2" draw:end-shape="id5" draw:end-glue-point="0" svg:d="M8548 8278l-906 1143">
          <text:p/>
        </draw:connector>
        <draw:rect draw:style-name="gr2" draw:text-style-name="P3" xml:id="id6" draw:id="id6" draw:layer="layout" svg:width="3.048cm" svg:height="0.635cm" svg:x="12.185cm" svg:y="9.421cm">
          <text:p text:style-name="P1"><text:span text:style-name="T3">Dataset / KBase</text:span></text:p>
        </draw:rect>
        <draw:connector draw:style-name="gr5" draw:text-style-name="P1" draw:layer="layout" draw:type="line" svg:x1="13.716cm" svg:y1="8.278cm" svg:x2="13.709cm" svg:y2="9.421cm" draw:start-shape="id3" draw:start-glue-point="2" draw:end-shape="id6" draw:end-glue-point="0" svg:d="M13716 8278l-7 1143">
          <text:p/>
        </draw:connector>
        <draw:connector draw:style-name="gr5" draw:text-style-name="P1" draw:layer="layout" draw:type="line" svg:x1="8.548cm" svg:y1="8.278cm" svg:x2="13.709cm" svg:y2="9.421cm" draw:start-shape="id4" draw:start-glue-point="2" draw:end-shape="id6" draw:end-glue-point="0" svg:d="M8548 8278l5161 1143">
          <text:p/>
        </draw:connector>
        <draw:connector draw:style-name="gr5" draw:text-style-name="P1" draw:layer="layout" draw:type="line" svg:x1="13.716cm" svg:y1="8.278cm" svg:x2="7.642cm" svg:y2="9.421cm" draw:start-shape="id3" draw:start-glue-point="2" draw:end-shape="id5" draw:end-glue-point="0" svg:d="M13716 8278l-6074 1143">
          <text:p/>
        </draw:connector>
        <draw:rect draw:style-name="gr2" draw:text-style-name="P3" xml:id="id9" draw:id="id9" draw:layer="layout" svg:width="2.54cm" svg:height="0.635cm" svg:x="6.372cm" svg:y="10.953cm">
          <text:p text:style-name="P1"><text:span text:style-name="T3">Math library</text:span></text:p>
        </draw:rect>
        <draw:ellipse draw:style-name="gr2" draw:text-style-name="P6" xml:id="id7" draw:id="id7" draw:layer="layout" svg:width="3.048cm" svg:height="0.762cm" svg:x="12.185cm" svg:y="10.959cm">
          <text:p text:style-name="P1"><text:span text:style-name="T6">Parser / Writer</text:span></text:p>
        </draw:ellipse>
        <draw:connector draw:style-name="gr5" draw:text-style-name="P1" draw:layer="layout" draw:type="line" svg:x1="13.709cm" svg:y1="10.056cm" svg:x2="13.709cm" svg:y2="10.959cm" draw:start-shape="id6" draw:start-glue-point="2" draw:end-shape="id7" draw:end-glue-point="0" svg:d="M13709 10056v903">
          <text:p/>
        </draw:connector>
        <draw:custom-shape draw:style-name="gr6" draw:text-style-name="P7" xml:id="id10" draw:id="id10" draw:layer="layout" svg:width="2.159cm" svg:height="1.843cm" svg:x="9.528cm" svg:y="11.004cm">
          <text:p text:style-name="P7"><text:span text:style-name="T7">Raw data</text:span></text:p>
          <text:p text:style-name="P7"><text:span text:style-name="T8">- Text, CSV files</text:span></text:p>
          <text:p text:style-name="P7"><text:span text:style-name="T8">- Databases, etc.</text:span></text:p>
          <draw:enhanced-geometry svg:viewBox="0 0 88 21600" draw:mirror-horizontal="false" draw:mirror-vertical="false" draw:glue-points="44 ?f6 44 0 0 10800 44 21600 88 10800" draw:text-areas="0 ?f6 88 ?f3" draw:type="can" draw:modifiers="5254.2728635682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5" draw:layer="layout" svg:width="1.713cm" svg:height="0.895cm" svg:x="9.458cm" svg:y="6.251cm">
          <draw:text-box>
            <text:p><text:span text:style-name="T5">evaluate</text:span></text:p>
            <text:p><text:span text:style-name="T5">algorithms</text:span></text:p>
          </draw:text-box>
        </draw:frame>
        <draw:frame draw:style-name="gr8" draw:text-style-name="P5" draw:layer="layout" svg:width="3.63cm" svg:height="0.917cm" svg:x="12.665cm" svg:y="4.724cm">
          <draw:text-box>
            <text:p><text:span text:style-name="T5">update request /</text:span></text:p>
            <text:p><text:span text:style-name="T5">recommendation request</text:span></text:p>
          </draw:text-box>
        </draw:frame>
        <draw:frame draw:style-name="gr9" draw:text-style-name="P5" draw:layer="layout" svg:width="1.455cm" svg:height="0.611cm" svg:x="13.638cm" svg:y="6.562cm">
          <draw:text-box>
            <text:p><text:span text:style-name="T5">interact</text:span></text:p>
          </draw:text-box>
        </draw:frame>
        <draw:frame draw:style-name="gr10" draw:text-style-name="P5" draw:layer="layout" svg:width="0.925cm" svg:height="0.611cm" svg:x="7.374cm" svg:y="8.163cm">
          <draw:text-box>
            <text:p><text:span text:style-name="T5">use</text:span></text:p>
          </draw:text-box>
        </draw:frame>
        <draw:frame draw:style-name="gr10" draw:text-style-name="P5" draw:layer="layout" svg:width="0.925cm" svg:height="0.611cm" svg:x="9.075cm" svg:y="8.397cm">
          <draw:text-box>
            <text:p><text:span text:style-name="T5">use</text:span></text:p>
          </draw:text-box>
        </draw:frame>
        <draw:frame draw:style-name="gr10" draw:text-style-name="P5" draw:layer="layout" svg:width="0.925cm" svg:height="0.611cm" svg:x="12.141cm" svg:y="8.365cm">
          <draw:text-box>
            <text:p><text:span text:style-name="T5">use</text:span></text:p>
          </draw:text-box>
        </draw:frame>
        <draw:frame draw:style-name="gr10" draw:text-style-name="P5" draw:layer="layout" svg:width="0.925cm" svg:height="0.611cm" svg:x="13.642cm" svg:y="8.266cm">
          <draw:text-box>
            <text:p><text:span text:style-name="T5">use</text:span></text:p>
          </draw:text-box>
        </draw:frame>
        <draw:connector draw:style-name="gr5" draw:text-style-name="P1" draw:layer="layout" draw:line-skew="-0.261cm" svg:x1="6.372cm" svg:y1="6.147cm" svg:x2="6.372cm" svg:y2="9.738cm" draw:start-shape="id8" draw:start-glue-point="3" draw:end-shape="id5" draw:end-glue-point="3" svg:d="M6372 6147h-762v3591h762">
          <text:p/>
        </draw:connector>
        <draw:connector draw:style-name="gr4" draw:text-style-name="P1" draw:layer="layout" draw:type="line" svg:x1="11.06cm" svg:y1="4.771cm" svg:x2="8.548cm" svg:y2="7.643cm" draw:start-shape="id1" draw:start-glue-point="2" draw:end-shape="id4" draw:end-glue-point="0" svg:d="M11060 4771l-2512 2872">
          <text:p/>
        </draw:connector>
        <draw:frame draw:style-name="gr11" draw:text-style-name="P5" draw:layer="layout" svg:width="1.776cm" svg:height="0.611cm" svg:x="9.576cm" svg:y="9.265cm">
          <draw:text-box>
            <text:p><text:span text:style-name="T5">use / create</text:span></text:p>
          </draw:text-box>
        </draw:frame>
        <draw:connector draw:style-name="gr5" draw:text-style-name="P1" draw:layer="layout" draw:type="line" svg:x1="7.642cm" svg:y1="10.056cm" svg:x2="7.642cm" svg:y2="10.953cm" draw:start-shape="id5" draw:start-glue-point="2" draw:end-shape="id9" draw:end-glue-point="0" svg:d="M7642 10056v897">
          <text:p/>
        </draw:connector>
        <draw:frame draw:style-name="gr10" draw:text-style-name="P5" draw:layer="layout" svg:width="0.925cm" svg:height="0.611cm" svg:x="6.877cm" svg:y="10.066cm">
          <draw:text-box>
            <text:p><text:span text:style-name="T5">use</text:span></text:p>
          </draw:text-box>
        </draw:frame>
        <draw:frame draw:style-name="gr12" draw:text-style-name="P5" draw:layer="layout" svg:width="1.48cm" svg:height="0.611cm" svg:x="5.483cm" svg:y="8.416cm">
          <draw:text-box>
            <text:p><text:span text:style-name="T9">manage</text:span></text:p>
          </draw:text-box>
        </draw:frame>
        <draw:connector draw:style-name="gr5" draw:text-style-name="P1" draw:layer="layout" draw:line-skew="0.21cm" svg:x1="15.24cm" svg:y1="7.96cm" svg:x2="15.233cm" svg:y2="11.34cm" draw:start-shape="id3" draw:start-glue-point="1" draw:end-shape="id7" draw:end-glue-point="1" svg:d="M15240 7960h711v3380h-718">
          <text:p/>
        </draw:connector>
        <draw:frame draw:style-name="gr13" draw:text-style-name="P5" draw:layer="layout" svg:width="1.319cm" svg:height="0.611cm" svg:x="12.563cm" svg:y="10.037cm">
          <draw:text-box>
            <text:p><text:span text:style-name="T5">request</text:span></text:p>
          </draw:text-box>
        </draw:frame>
        <draw:frame draw:style-name="gr14" draw:text-style-name="P9" draw:layer="layout" svg:width="1.755cm" svg:height="0.895cm" svg:x="14.306cm" svg:y="10.237cm">
          <draw:text-box>
            <text:p text:style-name="P8"><text:span text:style-name="T5">transaction</text:span></text:p>
            <text:p text:style-name="P8"><text:span text:style-name="T5">request</text:span></text:p>
          </draw:text-box>
        </draw:frame>
        <draw:connector draw:style-name="gr5" draw:text-style-name="P1" draw:layer="layout" svg:x1="13.709cm" svg:y1="11.721cm" svg:x2="11.687cm" svg:y2="11.926cm" draw:start-shape="id7" draw:start-glue-point="2" draw:end-shape="id10" draw:end-glue-point="8" svg:d="M13709 11721v205h-2022">
          <text:p/>
        </draw:connector>
        <draw:frame draw:style-name="gr15" draw:text-style-name="P5" draw:layer="layout" svg:width="1.899cm" svg:height="0.611cm" svg:x="12.078cm" svg:y="11.867cm">
          <draw:text-box>
            <text:p><text:span text:style-name="T5">parse / write</text:span></text:p>
          </draw:text-box>
        </draw:frame>
        <draw:connector draw:style-name="gr5" draw:text-style-name="P1" draw:layer="layout" draw:type="line" svg:x1="8.912cm" svg:y1="9.738cm" svg:x2="12.185cm" svg:y2="9.738cm" draw:start-shape="id5" draw:start-glue-point="1" draw:end-shape="id6" draw:end-glue-point="3" svg:d="M8912 9738h3273">
          <text:p/>
        </draw:connector>
        <draw:connector draw:style-name="gr5" draw:text-style-name="P1" draw:layer="layout" draw:line-skew="0.258cm" svg:x1="7.885cm" svg:y1="4.453cm" svg:x2="7.642cm" svg:y2="5.83cm" draw:start-shape="id1" draw:start-glue-point="3" draw:end-shape="id8" draw:end-glue-point="0" svg:d="M7885 4453h-243v848 529">
          <text:p/>
        </draw:connector>
        <draw:connector draw:style-name="gr5" draw:text-style-name="P1" draw:layer="layout" draw:type="line" svg:x1="8.548cm" svg:y1="7.643cm" svg:x2="7.642cm" svg:y2="6.465cm" draw:start-shape="id4" draw:start-glue-point="0" draw:end-shape="id8" draw:end-glue-point="2" svg:d="M8548 7643l-906-1178">
          <text:p/>
        </draw:connector>
        <draw:frame draw:style-name="gr7" draw:text-style-name="P5" draw:layer="layout" svg:width="1.713cm" svg:height="0.895cm" svg:x="6.353cm" svg:y="6.592cm">
          <draw:text-box>
            <text:p><text:span text:style-name="T5">discover</text:span></text:p>
            <text:p><text:span text:style-name="T5">algorithms</text:span></text:p>
          </draw:text-box>
        </draw:frame>
        <draw:connector draw:style-name="gr5" draw:text-style-name="P1" draw:layer="layout" draw:type="line" svg:x1="10.136cm" svg:y1="7.96cm" svg:x2="12.192cm" svg:y2="7.96cm" draw:start-shape="id4" draw:start-glue-point="1" draw:end-shape="id3" draw:end-glue-point="3" svg:d="M10136 7960h2056">
          <text:p/>
        </draw:connector>
        <draw:frame draw:style-name="gr16" draw:text-style-name="P5" draw:layer="layout" svg:width="1.387cm" svg:height="0.573cm" svg:x="10.342cm" svg:y="7.466cm">
          <draw:text-box>
            <text:p><text:span text:style-name="T5">connect</text:span></text:p>
          </draw:text-box>
        </draw:frame>
        <draw:rect draw:style-name="gr1" draw:text-style-name="P2" xml:id="id11" draw:id="id11" draw:layer="layout" svg:width="2.032cm" svg:height="0.635cm" svg:x="7.034cm" svg:y="13.948cm">
          <text:p text:style-name="P1"><text:span text:style-name="T1">Developers</text:span></text:p>
        </draw:rect>
        <draw:rect draw:style-name="gr1" draw:text-style-name="P2" xml:id="id13" draw:id="id13" draw:layer="layout" svg:width="2.032cm" svg:height="0.635cm" svg:x="11.15cm" svg:y="13.948cm">
          <text:p text:style-name="P1"><text:span text:style-name="T1">Users</text:span></text:p>
        </draw:rect>
        <draw:ellipse draw:style-name="gr2" draw:text-style-name="P4" xml:id="id12" draw:id="id12" draw:layer="layout" svg:width="2.032cm" svg:height="1.016cm" svg:x="7.034cm" svg:y="15.661cm">
          <text:p text:style-name="P1"><text:span text:style-name="T4">Plug-in </text:span></text:p>
          <text:p text:style-name="P1"><text:span text:style-name="T4">manager</text:span></text:p>
        </draw:ellipse>
        <draw:ellipse draw:style-name="gr2" draw:text-style-name="P4" xml:id="id14" draw:id="id14" draw:layer="layout" svg:width="2.032cm" svg:height="1.016cm" svg:x="11.152cm" svg:y="15.655cm">
          <text:p text:style-name="P1"><text:span text:style-name="T4">Evaluator</text:span></text:p>
        </draw:ellipse>
        <draw:rect draw:style-name="gr17" draw:text-style-name="P2" xml:id="id15" draw:id="id15" draw:layer="layout" svg:width="2.032cm" svg:height="0.635cm" svg:x="7.031cm" svg:y="17.774cm">
          <text:p text:style-name="P1"><text:span text:style-name="T4">Algorithm</text:span></text:p>
        </draw:rect>
        <draw:rect draw:style-name="gr17" draw:text-style-name="P3" xml:id="id16" draw:id="id16" draw:layer="layout" svg:width="2.667cm" svg:height="0.635cm" svg:x="10.844cm" svg:y="17.774cm">
          <text:p text:style-name="P1"><text:span text:style-name="T3">Dataset / KBase</text:span></text:p>
        </draw:rect>
        <draw:connector draw:style-name="gr5" draw:text-style-name="P1" draw:layer="layout" draw:type="line" svg:x1="8.05cm" svg:y1="14.583cm" svg:x2="8.05cm" svg:y2="15.661cm" draw:start-shape="id11" draw:start-glue-point="2" draw:end-shape="id12" draw:end-glue-point="0" svg:d="M8050 14583v1078">
          <text:p/>
        </draw:connector>
        <draw:connector draw:style-name="gr4" draw:text-style-name="P1" draw:layer="layout" draw:type="line" svg:x1="12.166cm" svg:y1="14.583cm" svg:x2="12.168cm" svg:y2="15.655cm" draw:start-shape="id13" draw:start-glue-point="2" draw:end-shape="id14" draw:end-glue-point="0" svg:d="M12166 14583l2 1072">
          <text:p/>
        </draw:connector>
        <draw:connector draw:style-name="gr5" draw:text-style-name="P1" draw:layer="layout" draw:type="line" svg:x1="8.05cm" svg:y1="16.677cm" svg:x2="8.047cm" svg:y2="17.774cm" draw:start-shape="id12" draw:start-glue-point="2" draw:end-shape="id15" draw:end-glue-point="0" svg:d="M8050 16677l-3 1097">
          <text:p/>
        </draw:connector>
        <draw:connector draw:style-name="gr5" draw:text-style-name="P1" draw:layer="layout" draw:type="line" svg:x1="12.168cm" svg:y1="16.671cm" svg:x2="8.047cm" svg:y2="17.774cm" draw:start-shape="id14" draw:start-glue-point="2" draw:end-shape="id15" draw:end-glue-point="0" svg:d="M12168 16671l-4121 1103">
          <text:p/>
        </draw:connector>
        <draw:connector draw:style-name="gr5" draw:text-style-name="P1" draw:layer="layout" draw:type="line" svg:x1="12.168cm" svg:y1="16.671cm" svg:x2="12.177cm" svg:y2="17.774cm" draw:start-shape="id14" draw:start-glue-point="2" draw:end-shape="id16" draw:end-glue-point="0" svg:d="M12168 16671l9 1103">
          <text:p/>
        </draw:connector>
        <draw:connector draw:style-name="gr5" draw:text-style-name="P1" draw:layer="layout" draw:type="line" svg:x1="9.063cm" svg:y1="18.091cm" svg:x2="10.844cm" svg:y2="18.091cm" draw:start-shape="id15" draw:start-glue-point="1" draw:end-shape="id16" draw:end-glue-point="3" svg:d="M9063 18091h1781">
          <text:p/>
        </draw:connector>
        <draw:ellipse draw:style-name="gr2" draw:text-style-name="P3" xml:id="id17" draw:id="id17" draw:layer="layout" svg:width="2.667cm" svg:height="0.762cm" svg:x="10.844cm" svg:y="19.198cm">
          <text:p text:style-name="P1"><text:span text:style-name="T3">Parser</text:span></text:p>
        </draw:ellipse>
        <draw:custom-shape draw:style-name="gr6" draw:text-style-name="P2" xml:id="id19" draw:id="id19" draw:layer="layout" svg:width="1.6cm" svg:height="1.219cm" svg:x="8.031cm" svg:y="18.968cm">
          <text:p text:style-name="P2"><text:span text:style-name="T1">Raw 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10" draw:layer="layout" svg:width="2.25cm" svg:height="0.895cm" svg:x="7.986cm" svg:y="14.631cm">
          <draw:text-box>
            <text:p><text:span text:style-name="T9">plug</text:span></text:p>
            <text:p><text:span text:style-name="T9">new algorithms</text:span></text:p>
          </draw:text-box>
        </draw:frame>
        <draw:frame draw:style-name="gr7" draw:text-style-name="P10" draw:layer="layout" svg:width="1.713cm" svg:height="0.895cm" svg:x="12.183cm" svg:y="14.689cm">
          <draw:text-box>
            <text:p><text:span text:style-name="T9">evaluate</text:span></text:p>
            <text:p><text:span text:style-name="T9">algorithms</text:span></text:p>
          </draw:text-box>
        </draw:frame>
        <draw:frame draw:style-name="gr12" draw:text-style-name="P10" draw:layer="layout" svg:width="1.48cm" svg:height="0.611cm" svg:x="6.853cm" svg:y="16.823cm">
          <draw:text-box>
            <text:p><text:span text:style-name="T9">manage</text:span></text:p>
          </draw:text-box>
        </draw:frame>
        <draw:frame draw:style-name="gr10" draw:text-style-name="P10" draw:layer="layout" svg:width="0.925cm" svg:height="0.611cm" svg:x="9.512cm" svg:y="17.231cm">
          <draw:text-box>
            <text:p><text:span text:style-name="T9">use</text:span></text:p>
          </draw:text-box>
        </draw:frame>
        <draw:frame draw:style-name="gr10" draw:text-style-name="P10" draw:layer="layout" svg:width="0.925cm" svg:height="0.611cm" svg:x="11.385cm" svg:y="16.992cm">
          <draw:text-box>
            <text:p><text:span text:style-name="T9">use</text:span></text:p>
          </draw:text-box>
        </draw:frame>
        <draw:frame draw:style-name="gr11" draw:text-style-name="P10" draw:layer="layout" svg:width="1.776cm" svg:height="0.611cm" svg:x="8.939cm" svg:y="18.055cm">
          <draw:text-box>
            <text:p><text:span text:style-name="T9">use / create</text:span></text:p>
          </draw:text-box>
        </draw:frame>
        <draw:frame draw:style-name="gr13" draw:text-style-name="P10" draw:layer="layout" svg:width="1.319cm" svg:height="0.611cm" svg:x="12.219cm" svg:y="18.436cm">
          <draw:text-box>
            <text:p><text:span text:style-name="T9">request</text:span></text:p>
          </draw:text-box>
        </draw:frame>
        <draw:frame draw:style-name="gr10" draw:text-style-name="P10" draw:layer="layout" svg:width="0.925cm" svg:height="0.611cm" svg:x="13.175cm" svg:y="15.704cm">
          <draw:text-box>
            <text:p><text:span text:style-name="T9">use</text:span></text:p>
          </draw:text-box>
        </draw:frame>
        <draw:rect draw:style-name="gr18" draw:text-style-name="P11" xml:id="id18" draw:id="id18" draw:layer="layout" svg:width="1.419cm" svg:height="0.635cm" svg:x="12.881cm" svg:y="16.877cm">
          <text:p text:style-name="P1"><text:span text:style-name="T7">Metrics</text:span></text:p>
        </draw:rect>
        <draw:connector draw:style-name="gr5" draw:text-style-name="P1" draw:layer="layout" draw:type="line" svg:x1="12.177cm" svg:y1="18.409cm" svg:x2="12.177cm" svg:y2="19.198cm" draw:start-shape="id16" draw:start-glue-point="2" draw:end-shape="id17" draw:end-glue-point="0" svg:d="M12177 18409v789">
          <text:p/>
        </draw:connector>
        <draw:frame draw:style-name="gr7" draw:text-style-name="P5" draw:layer="layout" svg:width="1.713cm" svg:height="0.895cm" svg:x="9.493cm" svg:y="16.086cm">
          <draw:text-box>
            <text:p><text:span text:style-name="T5">discover</text:span></text:p>
            <text:p><text:span text:style-name="T5">algorithms</text:span></text:p>
          </draw:text-box>
        </draw:frame>
        <draw:connector draw:style-name="gr5" draw:text-style-name="P1" draw:layer="layout" draw:type="line" svg:x1="11.152cm" svg:y1="16.163cm" svg:x2="9.066cm" svg:y2="16.169cm" draw:start-shape="id14" draw:start-glue-point="3" draw:end-shape="id12" draw:end-glue-point="1" svg:d="M11152 16163l-2086 6">
          <text:p/>
        </draw:connector>
        <draw:connector draw:style-name="gr5" draw:text-style-name="P1" draw:layer="layout" svg:x1="13.184cm" svg:y1="16.163cm" svg:x2="13.59cm" svg:y2="16.877cm" draw:start-shape="id14" draw:start-glue-point="1" draw:end-shape="id18" draw:end-glue-point="0" svg:d="M13184 16163h406v714">
          <text:p/>
        </draw:connector>
        <draw:connector draw:style-name="gr5" draw:text-style-name="P1" draw:layer="layout" draw:type="line" svg:x1="10.844cm" svg:y1="19.579cm" svg:x2="9.631cm" svg:y2="19.578cm" draw:start-shape="id17" draw:start-glue-point="3" draw:end-shape="id19" draw:end-glue-point="8" svg:d="M10844 19579l-1213-1">
          <text:p/>
        </draw:connector>
        <draw:frame draw:style-name="gr19" draw:text-style-name="P5" draw:layer="layout" svg:width="1.099cm" svg:height="0.611cm" svg:x="9.845cm" svg:y="19.476cm">
          <draw:text-box>
            <text:p><text:span text:style-name="T5">parse</text:span></text:p>
          </draw:text-box>
        </draw:frame>
        <draw:frame draw:style-name="gr20" draw:text-style-name="P12" draw:layer="layout" svg:width="5.334cm" svg:height="0.619cm" svg:x="7.807cm" svg:y="12.877cm">
          <draw:text-box>
            <text:p text:style-name="P12"><text:span text:style-name="T10">Fig. 1.</text:span><text:span text:style-name="T11"> General architecture of Hudup</text:span></text:p>
          </draw:text-box>
        </draw:frame>
        <draw:frame draw:style-name="gr20" draw:text-style-name="P12" draw:layer="layout" svg:width="5.223cm" svg:height="0.619cm" svg:x="7.807cm" svg:y="20.278cm">
          <draw:text-box>
            <text:p text:style-name="P12"><text:span text:style-name="T10">Fig. 2.</text:span><text:span text:style-name="T11"> Sub-architecture of Evalua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013cm" fo:margin-bottom="6.198cm" fo:margin-left="4.394cm" fo:margin-right="4.39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26T15:40:17.81</meta:creation-date>
    <dc:date>2015-12-26T16:19:16.27</dc:date>
    <dc:creator>Loc Nguyen</dc:creator>
    <meta:editing-duration>PT39M2S</meta:editing-duration>
    <meta:editing-cycles>10</meta:editing-cycles>
    <meta:generator>OpenOffice/4.1.1$Win32 OpenOffice.org_project/411m6$Build-9775</meta:generator>
    <meta:document-statistic meta:object-count="73"/>
  </office:meta>
</office:document-meta>
</file>